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NameResolver.getQ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ingNameResolver.CachingNameResolver( Nam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NameResolver.getJCRName( Name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ingNameResolver.CachingNameResolver( NameResolver resolver , Generational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